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D4B00000DA6DAFF1CEE.svm"/>
  <manifest:file-entry manifest:media-type="" manifest:full-path="Pictures/2000000700003DCF000010068CF939A6.svm"/>
  <manifest:file-entry manifest:media-type="" manifest:full-path="Pictures/2000000700003D8000002ACB100AA335.svm"/>
  <manifest:file-entry manifest:media-type="" manifest:full-path="Pictures/2000000700003DEA000024136CB195AD.svm"/>
  <manifest:file-entry manifest:media-type="" manifest:full-path="Pictures/2000000700003DEA00000DDAF6C8E974.svm"/>
  <manifest:file-entry manifest:media-type="" manifest:full-path="Pictures/2000000700003D65000037D114588192.svm"/>
  <manifest:file-entry manifest:media-type="" manifest:full-path="Pictures/2000000700003DB5000028BAE5BE1BD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d9d9e3"/>
    </style:style>
    <style:style style:name="P2" style:family="paragraph" style:parent-style-name="Text_20_body" style:list-style-name="L7">
      <style:paragraph-properties fo:padding="0.049cm" fo:border="0.002cm solid #d9d9e3"/>
    </style:style>
    <style:style style:name="P3" style:family="paragraph" style:parent-style-name="Text_20_body" style:list-style-name="L8">
      <style:paragraph-properties fo:padding="0.049cm" fo:border="0.002cm solid #d9d9e3"/>
    </style:style>
    <style:style style:name="P4" style:family="paragraph" style:parent-style-name="Text_20_body" style:list-style-name="L9">
      <style:paragraph-properties fo:padding="0.049cm" fo:border="0.002cm solid #d9d9e3"/>
    </style:style>
    <style:style style:name="P5" style:family="paragraph" style:parent-style-name="Text_20_body" style:list-style-name="L10">
      <style:paragraph-properties fo:padding="0.049cm" fo:border="0.002cm solid #d9d9e3"/>
    </style:style>
    <style:style style:name="P6" style:family="paragraph" style:parent-style-name="Text_20_body" style:list-style-name="L11">
      <style:paragraph-properties fo:padding="0.049cm" fo:border="0.002cm solid #d9d9e3"/>
    </style:style>
    <style:style style:name="P7" style:family="paragraph" style:parent-style-name="Text_20_body">
      <style:paragraph-properties fo:padding="0.049cm" fo:border="0.002cm solid #d9d9e3"/>
      <style:text-properties fo:color="#000000" style:font-name="Times New Roman" fo:font-size="12pt" style:font-size-asian="12pt" style:font-size-complex="12pt"/>
    </style:style>
    <style:style style:name="P8" style:family="paragraph" style:parent-style-name="Text_20_body">
      <style:paragraph-properties fo:padding="0.049cm" fo:border="0.002cm solid #d9d9e3"/>
      <style:text-properties style:font-name="Times New Roman"/>
    </style:style>
    <style:style style:name="P9" style:family="paragraph" style:parent-style-name="Text_20_body">
      <style:paragraph-properties fo:margin-left="0cm" fo:margin-right="0cm" fo:orphans="2" fo:widows="2" fo:text-indent="0cm" style:auto-text-indent="false" fo:padding="0.049cm" fo:border="0.002cm solid #d9d9e3"/>
    </style:style>
    <style:style style:name="P10" style:family="paragraph" style:parent-style-name="Text_20_body" style:list-style-name="L5">
      <style:paragraph-properties fo:margin-left="0cm" fo:margin-right="0cm" fo:orphans="2" fo:widows="2" fo:text-indent="0cm" style:auto-text-indent="false" fo:padding="0.049cm" fo:border="0.002cm solid #d9d9e3"/>
    </style:style>
    <style:style style:name="P11" style:family="paragraph" style:parent-style-name="Text_20_body" style:list-style-name="L6">
      <style:paragraph-properties fo:margin-left="0cm" fo:margin-right="0cm" fo:orphans="2" fo:widows="2" fo:text-indent="0cm" style:auto-text-indent="false" fo:padding="0.049cm" fo:border="0.002cm solid #d9d9e3"/>
    </style:style>
    <style:style style:name="P12" style:family="paragraph" style:parent-style-name="Text_20_body">
      <style:paragraph-properties fo:margin-left="0cm" fo:margin-right="0cm" fo:orphans="2" fo:widows="2" fo:text-indent="0cm" style:auto-text-indent="false" fo:padding="0.049cm" fo:border="0.002cm solid #d9d9e3"/>
      <style:text-properties fo:color="#000000" style:font-name="Times New Roman" fo:font-size="12pt" style:font-size-asian="12pt" style:font-size-complex="12pt"/>
    </style:style>
    <style:style style:name="P13" style:family="paragraph" style:parent-style-name="Text_20_body">
      <style:paragraph-properties fo:margin-left="0cm" fo:margin-right="0cm" fo:orphans="2" fo:widows="2" fo:text-indent="0cm" style:auto-text-indent="false" fo:padding="0.049cm" fo:border="0.002cm solid #d9d9e3"/>
      <style:text-properties style:font-name="Times New Roman"/>
    </style:style>
    <style:style style:name="P14" style:family="paragraph" style:parent-style-name="Text_20_body" style:list-style-name="L4">
      <style:paragraph-properties fo:margin-left="0cm" fo:margin-right="0cm" fo:orphans="2" fo:widows="2" fo:text-indent="0cm" style:auto-text-indent="false" fo:break-before="page" fo:padding="0.049cm" fo:border="0.002cm solid #d9d9e3"/>
    </style:style>
    <style:style style:name="P15" style:family="paragraph" style:parent-style-name="Text_20_body">
      <style:paragraph-properties fo:margin-left="0cm" fo:margin-right="0cm" fo:orphans="2" fo:widows="2" fo:text-indent="0cm" style:auto-text-indent="false" fo:break-before="page" fo:padding="0.049cm" fo:border="0.002cm solid #d9d9e3"/>
      <style:text-properties fo:color="#000000" style:font-name="Times New Roman" fo:font-size="12pt" style:font-size-asian="12pt" style:font-size-complex="12pt"/>
    </style:style>
    <style:style style:name="P16" style:family="paragraph" style:parent-style-name="Text_20_body" style:list-style-name="L7">
      <style:paragraph-properties fo:margin-top="0cm" fo:margin-bottom="0cm" fo:padding="0.049cm" fo:border="0.002cm solid #d9d9e3"/>
    </style:style>
    <style:style style:name="P17" style:family="paragraph" style:parent-style-name="Text_20_body" style:list-style-name="L8">
      <style:paragraph-properties fo:margin-top="0cm" fo:margin-bottom="0cm" fo:padding="0.049cm" fo:border="0.002cm solid #d9d9e3"/>
    </style:style>
    <style:style style:name="P18" style:family="paragraph" style:parent-style-name="Text_20_body" style:list-style-name="L9">
      <style:paragraph-properties fo:margin-top="0cm" fo:margin-bottom="0cm" fo:padding="0.049cm" fo:border="0.002cm solid #d9d9e3"/>
    </style:style>
    <style:style style:name="P19" style:family="paragraph" style:parent-style-name="Text_20_body" style:list-style-name="L10">
      <style:paragraph-properties fo:margin-top="0cm" fo:margin-bottom="0cm" fo:padding="0.049cm" fo:border="0.002cm solid #d9d9e3"/>
    </style:style>
    <style:style style:name="P20" style:family="paragraph" style:parent-style-name="Text_20_body" style:list-style-name="L11">
      <style:paragraph-properties fo:margin-top="0cm" fo:margin-bottom="0cm" fo:padding="0.049cm" fo:border="0.002cm solid #d9d9e3"/>
    </style:style>
    <style:style style:name="P21" style:family="paragraph" style:parent-style-name="Text_20_body">
      <style:paragraph-properties fo:break-before="page" fo:padding="0.049cm" fo:border="0.002cm solid #d9d9e3"/>
    </style:style>
    <style:style style:name="P22" style:family="paragraph" style:parent-style-name="Text_20_body">
      <style:paragraph-properties fo:break-before="page" fo:padding="0.049cm" fo:border="0.002cm solid #d9d9e3"/>
      <style:text-properties fo:color="#000000" style:font-name="Times New Roman" fo:font-size="12pt" style:font-size-asian="12pt" style:font-size-complex="12pt"/>
    </style:style>
    <style:style style:name="P23" style:family="paragraph" style:parent-style-name="Standard">
      <style:paragraph-properties fo:margin-left="0cm" fo:margin-right="0cm" fo:orphans="2" fo:widows="2" fo:text-indent="0cm" style:auto-text-indent="false" fo:padding="0.049cm" fo:border="0.002cm solid #d9d9e3"/>
    </style:style>
    <style:style style:name="P24" style:family="paragraph" style:parent-style-name="Standard">
      <style:paragraph-properties fo:margin-left="0cm" fo:margin-right="0cm" fo:orphans="2" fo:widows="2" fo:text-indent="0cm" style:auto-text-indent="false" fo:padding="0.049cm" fo:border="0.002cm solid #d9d9e3"/>
      <style:text-properties fo:color="#000000" style:font-name="Times New Roman" fo:font-size="12pt" style:font-size-asian="12pt" style:font-size-complex="12pt"/>
    </style:style>
    <style:style style:name="P25" style:family="paragraph" style:parent-style-name="Standard">
      <style:paragraph-properties fo:margin-left="0cm" fo:margin-right="0cm" fo:orphans="2" fo:widows="2" fo:text-indent="0cm" style:auto-text-indent="false" fo:padding="0.049cm" fo:border="0.002cm solid #d9d9e3"/>
      <style:text-properties style:font-name="Times New Roman"/>
    </style:style>
    <style:style style:name="P26" style:family="paragraph" style:parent-style-name="Standard">
      <style:paragraph-properties fo:margin-left="0cm" fo:margin-right="0cm" fo:orphans="2" fo:widows="2" fo:text-indent="0cm" style:auto-text-indent="false" fo:padding="0.049cm" fo:border="0.002cm solid #d9d9e3"/>
      <style:text-properties fo:font-weight="bold" style:font-weight-asian="bold" style:font-weight-complex="bold"/>
    </style:style>
    <style:style style:name="T1" style:family="text">
      <style:text-properties fo:font-variant="normal" fo:text-transform="none" fo:color="#d1d5db" style:font-name="S hne" fo:font-size="12pt" fo:letter-spacing="normal" fo:font-style="normal" fo:font-weight="normal"/>
    </style:style>
    <style:style style:name="T2" style:family="text">
      <style:text-properties fo:font-variant="normal" fo:text-transform="none" fo:color="#d1d5db" fo:letter-spacing="normal"/>
    </style:style>
    <style:style style:name="T3" style:family="text">
      <style:text-properties fo:font-variant="normal" fo:text-transform="none" style:font-name="S hne" fo:font-size="12pt" fo:letter-spacing="normal" fo:font-style="normal" fo:font-weight="normal"/>
    </style:style>
    <style:style style:name="T4" style:family="text">
      <style:text-properties fo:font-variant="normal" fo:text-transform="none" style:font-name="S hne"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color="#000000" style:font-name="S hne" fo:font-size="12pt" fo:letter-spacing="normal" fo:font-style="normal" fo:font-weight="normal"/>
    </style:style>
    <style:style style:name="T8" style:family="text">
      <style:text-properties fo:font-variant="normal" fo:text-transform="none" fo:color="#000000" style:font-name="S hne" fo:font-size="12pt" fo:letter-spacing="normal" fo:font-style="normal" fo:font-weight="normal" style:font-size-asian="12pt" style:font-size-complex="12pt"/>
    </style:style>
    <style:style style:name="T9" style:family="text">
      <style:text-properties fo:font-variant="normal" fo:text-transform="none" fo:color="#000000" style:font-name="S hne" fo:letter-spacing="normal" fo:font-style="normal" fo:font-weight="normal"/>
    </style:style>
    <style:style style:name="T10" style:family="text">
      <style:text-properties fo:font-variant="normal" fo:text-transform="none" fo:color="#000000" fo:letter-spacing="normal"/>
    </style:style>
    <style:style style:name="T11" style:family="text">
      <style:text-properties fo:font-variant="normal" fo:text-transform="none" fo:color="#000000" fo:font-size="12pt" fo:letter-spacing="normal" style:font-size-asian="12pt" style:font-size-complex="12pt"/>
    </style:style>
    <style:style style:name="T12" style:family="text">
      <style:text-properties fo:font-variant="normal" fo:text-transform="none" fo:color="#000000" fo:font-size="12pt" fo:letter-spacing="normal" fo:font-style="normal" fo:font-weight="normal" style:font-size-asian="12pt" style:font-size-complex="12pt"/>
    </style:style>
    <style:style style:name="T13" style:family="text">
      <style:text-properties fo:font-variant="normal" fo:text-transform="none" fo:color="#000000" style:font-name="Calibri" fo:font-size="12pt" fo:letter-spacing="normal" fo:font-style="normal" fo:font-weight="normal" style:font-size-asian="12pt" style:font-size-complex="12pt"/>
    </style:style>
    <style:style style:name="T14" style:family="text">
      <style:text-properties fo:font-variant="normal" fo:text-transform="none" fo:color="#000000" style:font-name="Calibri" fo:font-size="12pt" fo:letter-spacing="normal" style:font-size-asian="12pt" style:font-size-complex="12pt"/>
    </style:style>
    <style:style style:name="T15" style:family="text">
      <style:text-properties fo:font-variant="normal" fo:text-transform="none" fo:color="#000000" style:font-name="Times New Roman" fo:font-size="12pt" fo:letter-spacing="normal" fo:font-style="normal" fo:font-weight="normal" style:font-size-asian="12pt" style:font-size-complex="12pt"/>
    </style:style>
    <style:style style:name="T16" style:family="text">
      <style:text-properties fo:font-variant="normal" fo:text-transform="none" fo:color="#000000" style:font-name="Times New Roman" fo:font-size="12pt" fo:letter-spacing="normal" fo:font-style="normal" style:font-size-asian="12pt" style:font-size-complex="12pt"/>
    </style:style>
    <style:style style:name="T17" style:family="text">
      <style:text-properties fo:font-variant="normal" fo:text-transform="none" fo:color="#000000" style:font-name="Times New Roman" fo:font-size="12pt" fo:letter-spacing="normal" style:font-size-asian="12pt" style:font-size-complex="12pt"/>
    </style:style>
    <style:style style:name="T18" style:family="text">
      <style:text-properties fo:color="#000000"/>
    </style:style>
    <style:style style:name="T19" style:family="text">
      <style:text-properties fo:color="#000000" fo:font-size="12pt" style:font-size-asian="12pt" style:font-size-complex="12pt"/>
    </style:style>
    <style:style style:name="T20" style:family="text">
      <style:text-properties fo:color="#000000" style:font-name="Calibri" fo:font-size="12pt" style:font-size-asian="12pt" style:font-size-complex="12pt"/>
    </style:style>
    <style:style style:name="T21" style:family="text">
      <style:text-properties fo:color="#000000"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6">Python scripts uitvoeren tijdens runtime</text:span></text:p>
      <text:p text:style-name="P26"><text:span text:style-name="T16">Laatste edit 23-02-2023</text:span></text:p>
      <text:p text:style-name="P26"><text:span text:style-name="T16"/></text:p>
      <text:p text:style-name="P23"><text:span text:style-name="T15"/></text:p>
      <text:p text:style-name="P23"><text:span text:style-name="T15"/></text:p>
      <text:p text:style-name="P23"><text:span text:style-name="T15"/></text:p>
      <text:p text:style-name="P23"><text:span text:style-name="T15"/></text:p>
      <text:p text:style-name="P23"><text:span text:style-name="T15">To pass Python code in text format into a Python script, you can use the </text:span><text:span text:style-name="Source_20_Text"><text:span text:style-name="T21">exec()</text:span></text:span><text:span text:style-name="T17"> </text:span><text:span text:style-name="T15">function. The </text:span><text:span text:style-name="Source_20_Text"><text:span text:style-name="T21">exec()</text:span></text:span><text:span text:style-name="T17"> </text:span><text:span text:style-name="T15">function takes a string as an argument and compiles and executes the code within that string. Here is an example of how you can use the </text:span><text:span text:style-name="Source_20_Text"><text:span text:style-name="T21">exec()</text:span></text:span><text:span text:style-name="T17"> </text:span><text:span text:style-name="T15">function to run Python code from a text file:</text:span><text:span text:style-name="T21"> </text:span></text:p>
      <text:p text:style-name="P24"/>
      <text:p text:style-name="P24"><draw:frame draw:style-name="fr1" draw:name="Afbeeldingen1" text:anchor-type="paragraph" svg:width="15.85cm" svg:height="3.545cm" draw:z-index="0"><draw:image xlink:href="Pictures/2000000700003DEA00000DDAF6C8E974.svm" xlink:type="simple" xlink:show="embed" xlink:actuate="onLoad"/></draw:frame></text:p>
      <text:p text:style-name="P24"/>
      <text:p text:style-name="P9"><text:span text:style-name="T21">In this example, we open a file called 'filename.txt', read the contents of the file into a string called </text:span><text:span text:style-name="Source_20_Text"><text:span text:style-name="T21">code</text:span></text:span><text:span text:style-name="T21">, and then execute the code using the </text:span><text:span text:style-name="Source_20_Text"><text:span text:style-name="T21">exec()</text:span></text:span><text:span text:style-name="T21"> function.</text:span></text:p>
      <text:p text:style-name="P7">However, it is important to note that running arbitrary code in this way can be a security risk, as it could potentially execute malicious code. To mitigate this risk, you should ensure that the code you are running is trusted and properly validated before executing it. You can also use code analysis tools, such as linters and static code analyzers, to ensure that the code is valid and does not contain any potential security vulnerabilities.</text:p>
      <text:p text:style-name="P7">In addition, you should always test the code thoroughly before using it in a production environment to ensure that it works as expected and does not introduce any new bugs or issues.</text:p>
      <text:p text:style-name="P24"/>
      <text:p text:style-name="P24"/>
      <text:list xml:id="list5552177344339594776" text:style-name="L4">
        <text:list-item>
          <text:p text:style-name="P14"><text:span text:style-name="T21">Validate user input: If the Python code is generated from user input, it is important to validate and sanitize the input to ensure that it does not contain any malicious code or unexpected input. One way to do this is to use a library like </text:span><text:span text:style-name="Source_20_Text"><text:span text:style-name="T21">ast</text:span></text:span><text:span text:style-name="T21"> to parse the input and check that it only contains valid Python syntax.</text:span></text:p>
        </text:list-item>
      </text:list>
      <text:p text:style-name="P12"><draw:frame draw:style-name="fr1" draw:name="Afbeeldingen2" text:anchor-type="paragraph" svg:width="13.806cm" svg:height="8.419cm" draw:z-index="1"><draw:image xlink:href="Pictures/2000000700003DEA000024136CB195AD.svm" xlink:type="simple" xlink:show="embed" xlink:actuate="onLoad"/></draw:frame></text:p>
      <text:list xml:id="list5172775483962693985" text:style-name="L5">
        <text:list-item>
          <text:p text:style-name="P10"><text:span text:style-name="T21">Use a sandboxed environment: Instead of running the code directly in the main Python environment, you can use a sandboxed environment that limits the resources and capabilities of the executing code. The </text:span><text:span text:style-name="Source_20_Text"><text:span text:style-name="T21">exec()</text:span></text:span><text:span text:style-name="T21"> function can accept a dictionary as a second argument, which provides a namespace for the executing code. You can use this to restrict the access to sensitive resources, such as the file system or network.</text:span></text:p>
        </text:list-item>
      </text:list>
      <text:p text:style-name="P12"><draw:frame draw:style-name="fr1" draw:name="Afbeeldingen3" text:anchor-type="paragraph" svg:width="14.203cm" svg:height="3.381cm" draw:z-index="2"><draw:image xlink:href="Pictures/2000000700003DCF000010068CF939A6.svm" xlink:type="simple" xlink:show="embed" xlink:actuate="onLoad"/></draw:frame></text:p>
      <text:list xml:id="list5467513096671355443" text:style-name="L6">
        <text:list-item>
          <text:p text:style-name="P11"><text:span text:style-name="T21">Use code analysis tools: There are several code analysis tools available for Python that can help detect potential security vulnerabilities and issues in code. For example, </text:span><text:span text:style-name="Source_20_Text"><text:span text:style-name="T21">pylint</text:span></text:span><text:span text:style-name="T21"> can detect potential security issues like SQL injection and cross-site scripting vulnerabilities, and </text:span><text:span text:style-name="Source_20_Text"><text:span text:style-name="T21">bandit</text:span></text:span><text:span text:style-name="T21"> can detect common security issues like buffer overflows and hard-coded secrets.</text:span></text:p>
        </text:list-item>
      </text:list>
      <text:p text:style-name="P12"><draw:frame draw:style-name="fr1" draw:name="Afbeeldingen4" text:anchor-type="paragraph" svg:width="14.079cm" svg:height="2.544cm" draw:z-index="3"><draw:image xlink:href="Pictures/2000000700003D4B00000DA6DAFF1CEE.svm" xlink:type="simple" xlink:show="embed" xlink:actuate="onLoad"/></draw:frame></text:p>
      <text:p text:style-name="P24"><text:span text:style-name="T6">By implementing these practices, you can help mitigate the security risks associated with executing Python code from a text file.</text:span> </text:p>
      <text:p text:style-name="P24"/>
      <text:p text:style-name="P23"><text:soft-page-break/><text:span text:style-name="T15">One approach is to use the </text:span><text:span text:style-name="Source_20_Text"><text:span text:style-name="T21">signal</text:span></text:span><text:span text:style-name="T17"> </text:span><text:span text:style-name="T15">module to set a time limit on the execution of the code. You can use the </text:span><text:span text:style-name="Source_20_Text"><text:span text:style-name="T21">signal.alarm()</text:span></text:span><text:span text:style-name="T17"> </text:span><text:span text:style-name="T15">function to set an alarm signal after a specified number of seconds, and then catch the </text:span><text:span text:style-name="Source_20_Text"><text:span text:style-name="T21">SIGALRM</text:span></text:span><text:span text:style-name="T17"> </text:span><text:span text:style-name="T15">signal to raise an exception if the time limit is exceeded.</text:span><text:span text:style-name="T21"> </text:span></text:p>
      <text:p text:style-name="P25"><text:span text:style-name="T19"/></text:p>
      <text:p text:style-name="P13"><draw:frame draw:style-name="fr1" draw:name="Afbeeldingen5" text:anchor-type="paragraph" svg:width="15.797cm" svg:height="10.426cm" draw:z-index="4"><draw:image xlink:href="Pictures/2000000700003DB5000028BAE5BE1BD7.svm" xlink:type="simple" xlink:show="embed" xlink:actuate="onLoad"/></draw:frame><text:span text:style-name="T19"/></text:p>
      <text:p text:style-name="P9"><text:span text:style-name="T21">In this example, the code will be executed within a 10-second time limit, after which a </text:span><text:span text:style-name="Source_20_Text"><text:span text:style-name="T21">TimeoutError</text:span></text:span><text:span text:style-name="T21"> will be raised if the code has not completed. The </text:span><text:span text:style-name="Source_20_Text"><text:span text:style-name="T21">signal.alarm(0)</text:span></text:span><text:span text:style-name="T21"> function cancels the alarm, even if the code raises an exception.</text:span></text:p>
      <text:p text:style-name="P7"/>
      <text:p text:style-name="P7"/>
      <text:p text:style-name="P7"/>
      <text:p text:style-name="P21"><text:span text:style-name="T21">Another approach is to use the </text:span><text:span text:style-name="Source_20_Text"><text:span text:style-name="T21">threading</text:span></text:span><text:span text:style-name="T21"> module to execute the code in a separate thread, and then set a time limit on the execution of that thread. You can use the </text:span><text:span text:style-name="Source_20_Text"><text:span text:style-name="T21">Thread.join()</text:span></text:span><text:span text:style-name="T21"> method to block the main thread until the code has completed, or until the time limit is exceeded.</text:span></text:p>
      <text:p text:style-name="P8"><text:span text:style-name="T19"/></text:p>
      <text:p text:style-name="P24"><draw:frame draw:style-name="fr2" draw:name="Afbeeldingen6" text:anchor-type="paragraph" svg:width="15.744cm" svg:height="10.956cm" draw:z-index="5"><draw:image xlink:href="Pictures/2000000700003D8000002ACB100AA335.svm" xlink:type="simple" xlink:show="embed" xlink:actuate="onLoad"/></draw:frame></text:p>
      <text:p text:style-name="P24"/>
      <text:p text:style-name="P9"><text:span text:style-name="T21">In this example, the </text:span><text:span text:style-name="Source_20_Text"><text:span text:style-name="T21">run_code()</text:span></text:span><text:span text:style-name="T21"> function is executed in a separate thread, and the main thread waits for the code to complete using the </text:span><text:span text:style-name="Source_20_Text"><text:span text:style-name="T21">Thread.join()</text:span></text:span><text:span text:style-name="T21"> method. If the code has not completed within 10 seconds, the main thread raises a </text:span><text:span text:style-name="Source_20_Text"><text:span text:style-name="T21">TimeoutError</text:span></text:span><text:span text:style-name="T21"> and force stops the thread using the private </text:span><text:span text:style-name="Source_20_Text"><text:span text:style-name="T21">_Thread__stop()</text:span></text:span><text:span text:style-name="T21"> method.</text:span></text:p>
      <text:p text:style-name="P7">These approaches provide some safeguards against infinite loops when executing Python code from a text file, but it's important to note that they do not provide complete protection against all possible security risks</text:p>
      <text:p text:style-name="P24"/>
      <text:p text:style-name="P22">here's another approach you can use to execute Python code from a text file in a safe manner:</text:p>
      <text:p text:style-name="P1"><text:span text:style-name="T21">You can use the </text:span><text:span text:style-name="Source_20_Text"><text:span text:style-name="T21">sys.settrace()</text:span></text:span><text:span text:style-name="T21"> function to set a trace function that monitors the execution of the code and raises an exception if it exceeds a certain number of executed instructions.</text:span></text:p>
      <text:p text:style-name="P7"><draw:frame draw:style-name="fr1" draw:name="Afbeeldingen7" text:anchor-type="paragraph" svg:width="15.716cm" svg:height="14.289cm" draw:z-index="6"><draw:image xlink:href="Pictures/2000000700003D65000037D114588192.svm" xlink:type="simple" xlink:show="embed" xlink:actuate="onLoad"/></draw:frame></text:p>
      <text:p text:style-name="P7"/>
      <text:p text:style-name="P1"><text:span text:style-name="T21">In this example, the </text:span><text:span text:style-name="Source_20_Text"><text:span text:style-name="T21">trace_function()</text:span></text:span><text:span text:style-name="T21"> function is called for every line of code executed, and it increments a counter for each instruction. If the instruction count exceeds the maximum value </text:span><text:span text:style-name="Source_20_Text"><text:span text:style-name="T21">MAX_INSTRUCTIONS</text:span></text:span><text:span text:style-name="T21">, an exception is raised. The </text:span><text:span text:style-name="Source_20_Text"><text:span text:style-name="T21">sys.settrace()</text:span></text:span><text:span text:style-name="T21"> function is used to set the </text:span><text:span text:style-name="Source_20_Text"><text:span text:style-name="T21">trace_function()</text:span></text:span><text:span text:style-name="T21"> as the trace function for the executing code.</text:span></text:p>
      <text:p text:style-name="P7">This approach provides a way to limit the number of executed instructions, which can prevent infinite loops and other performance issues caused by long-running code. However, it's important to note that it is not foolproof and can be circumvented by malicious code.</text:p>
      <text:p text:style-name="P12">It's recommended to use a combination of these techniques and other security measures, such as validating user input, using a sandboxed environment, and using code analysis tools to help prevent security risks when executing Python code from a text file.</text:p>
      <text:p text:style-name="P12"/>
      <text:p text:style-name="P12"/>
      <text:p text:style-name="P15">here are the sources for the examples I provided:</text:p>
      <text:p text:style-name="P1"><text:span text:style-name="T21">For the first example using the </text:span><text:span text:style-name="Source_20_Text"><text:span text:style-name="T21">try</text:span></text:span><text:span text:style-name="T21">/</text:span><text:span text:style-name="Source_20_Text"><text:span text:style-name="T21">except</text:span></text:span><text:span text:style-name="T21"> block to handle errors and prevent infinite loops:</text:span></text:p>
      <text:list xml:id="list4932960092144600015" text:style-name="L7">
        <text:list-item>
          <text:p text:style-name="P16"><text:span text:style-name="T21">Python documentation on the </text:span><text:span text:style-name="Source_20_Text"><text:span text:style-name="T21">exec()</text:span></text:span><text:span text:style-name="T21"> function: </text:span><text:a xlink:type="simple" xlink:href="https://docs.python.org/3/library/functions.html#exec" office:target-frame-name="_new" xlink:show="replace" text:style-name="Internet_20_link" text:visited-style-name="Visited_20_Internet_20_Link">https://docs.python.org/3/library/functions.html#exec</text:a></text:p>
        </text:list-item>
        <text:list-item>
          <text:p text:style-name="P2"><text:span text:style-name="T21">Stack Overflow answer on using </text:span><text:span text:style-name="Source_20_Text"><text:span text:style-name="T21">exec()</text:span></text:span><text:span text:style-name="T21"> with error handling: </text:span><text:a xlink:type="simple" xlink:href="https://stackoverflow.com/a/30742473" office:target-frame-name="_new" xlink:show="replace" text:style-name="Internet_20_link" text:visited-style-name="Visited_20_Internet_20_Link">https://stackoverflow.com/a/30742473</text:a></text:p>
        </text:list-item>
      </text:list>
      <text:p text:style-name="P1"><text:span text:style-name="T21">For the second example using the </text:span><text:span text:style-name="Source_20_Text"><text:span text:style-name="T21">ast</text:span></text:span><text:span text:style-name="T21"> module to parse the code and prevent security issues:</text:span></text:p>
      <text:list xml:id="list600054757991293577" text:style-name="L8">
        <text:list-item>
          <text:p text:style-name="P17"><text:span text:style-name="T21">Python documentation on the </text:span><text:span text:style-name="Source_20_Text"><text:span text:style-name="T21">ast</text:span></text:span><text:span text:style-name="T21"> module: </text:span><text:a xlink:type="simple" xlink:href="https://docs.python.org/3/library/ast.html" office:target-frame-name="_new" xlink:show="replace" text:style-name="Internet_20_link" text:visited-style-name="Visited_20_Internet_20_Link">https://docs.python.org/3/library/ast.html</text:a></text:p>
        </text:list-item>
        <text:list-item>
          <text:p text:style-name="P3"><text:span text:style-name="T21">Real Python article on using the </text:span><text:span text:style-name="Source_20_Text"><text:span text:style-name="T21">ast</text:span></text:span><text:span text:style-name="T21"> module to check Python code: </text:span><text:a xlink:type="simple" xlink:href="https://realpython.com/python-ast/" office:target-frame-name="_new" xlink:show="replace" text:style-name="Internet_20_link" text:visited-style-name="Visited_20_Internet_20_Link">https://realpython.com/python-ast/</text:a></text:p>
        </text:list-item>
      </text:list>
      <text:p text:style-name="P1"><text:span text:style-name="T21">For the third example using the </text:span><text:span text:style-name="Source_20_Text"><text:span text:style-name="T21">signal</text:span></text:span><text:span text:style-name="T21"> module to prevent infinite loops with a time limit:</text:span></text:p>
      <text:list xml:id="list1340157231090447113" text:style-name="L9">
        <text:list-item>
          <text:p text:style-name="P18"><text:span text:style-name="T21">Python documentation on the </text:span><text:span text:style-name="Source_20_Text"><text:span text:style-name="T21">signal</text:span></text:span><text:span text:style-name="T21"> module: </text:span><text:a xlink:type="simple" xlink:href="https://docs.python.org/3/library/signal.html" office:target-frame-name="_new" xlink:show="replace" text:style-name="Internet_20_link" text:visited-style-name="Visited_20_Internet_20_Link">https://docs.python.org/3/library/signal.html</text:a></text:p>
        </text:list-item>
        <text:list-item>
          <text:p text:style-name="P4"><text:span text:style-name="T21">Stack Overflow answer on using </text:span><text:span text:style-name="Source_20_Text"><text:span text:style-name="T21">signal.alarm()</text:span></text:span><text:span text:style-name="T21"> to limit execution time: </text:span><text:a xlink:type="simple" xlink:href="https://stackoverflow.com/a/22348885" office:target-frame-name="_new" xlink:show="replace" text:style-name="Internet_20_link" text:visited-style-name="Visited_20_Internet_20_Link">https://stackoverflow.com/a/22348885</text:a></text:p>
        </text:list-item>
      </text:list>
      <text:p text:style-name="P1"><text:span text:style-name="T21">For the fourth example using the </text:span><text:span text:style-name="Source_20_Text"><text:span text:style-name="T21">threading</text:span></text:span><text:span text:style-name="T21"> module to execute the code in a separate thread with a time limit:</text:span></text:p>
      <text:list xml:id="list3086797561993184131" text:style-name="L10">
        <text:list-item>
          <text:p text:style-name="P19"><text:span text:style-name="T21">Python documentation on the </text:span><text:span text:style-name="Source_20_Text"><text:span text:style-name="T21">threading</text:span></text:span><text:span text:style-name="T21"> module: </text:span><text:a xlink:type="simple" xlink:href="https://docs.python.org/3/library/threading.html" office:target-frame-name="_new" xlink:show="replace" text:style-name="Internet_20_link" text:visited-style-name="Visited_20_Internet_20_Link">https://docs.python.org/3/library/threading.html</text:a></text:p>
        </text:list-item>
        <text:list-item>
          <text:p text:style-name="P5"><text:span text:style-name="T21">Stack Overflow answer on using </text:span><text:span text:style-name="Source_20_Text"><text:span text:style-name="T21">Thread.join()</text:span></text:span><text:span text:style-name="T21"> to limit execution time: </text:span><text:a xlink:type="simple" xlink:href="https://stackoverflow.com/a/48191855" office:target-frame-name="_new" xlink:show="replace" text:style-name="Internet_20_link" text:visited-style-name="Visited_20_Internet_20_Link">https://stackoverflow.com/a/48191855</text:a></text:p>
        </text:list-item>
      </text:list>
      <text:p text:style-name="P1"><text:span text:style-name="T21">For the fifth example using the </text:span><text:span text:style-name="Source_20_Text"><text:span text:style-name="T21">sys.settrace()</text:span></text:span><text:span text:style-name="T21"> function to monitor the execution of the code and prevent infinite loops:</text:span></text:p>
      <text:list xml:id="list7572789262362540360" text:style-name="L11">
        <text:list-item>
          <text:p text:style-name="P20"><text:span text:style-name="T21">Python documentation on the </text:span><text:span text:style-name="Source_20_Text"><text:span text:style-name="T21">sys</text:span></text:span><text:span text:style-name="T21"> module and the </text:span><text:span text:style-name="Source_20_Text"><text:span text:style-name="T21">settrace()</text:span></text:span><text:span text:style-name="T21"> function: </text:span><text:a xlink:type="simple" xlink:href="https://docs.python.org/3/library/sys.html#sys.settrace" office:target-frame-name="_new" xlink:show="replace" text:style-name="Internet_20_link" text:visited-style-name="Visited_20_Internet_20_Link">https://docs.python.org/3/library/sys.html#sys.settrace</text:a></text:p>
        </text:list-item>
        <text:list-item>
          <text:p text:style-name="P6"><text:span text:style-name="T21">Real Python article on using </text:span><text:span text:style-name="Source_20_Text"><text:span text:style-name="T21">sys.settrace()</text:span></text:span><text:span text:style-name="T21"> to monitor Python code: </text:span><text:a xlink:type="simple" xlink:href="https://realpython.com/python-trace-function/" office:target-frame-name="_new" xlink:show="replace" text:style-name="Internet_20_link" text:visited-style-name="Visited_20_Internet_20_Link">https://realpython.com/python-trace-function/</text:a></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3T15:56:28.20</meta:creation-date>
    <dc:date>2023-02-23T16:09:48</dc:date>
    <meta:editing-duration>PT13M19S</meta:editing-duration>
    <meta:editing-cycles>4</meta:editing-cycles>
    <meta:generator>OpenOffice/4.1.12$Win32 OpenOffice.org_project/4112m1$Build-9809</meta:generator>
    <meta:document-statistic meta:table-count="0" meta:image-count="7" meta:object-count="0" meta:page-count="6" meta:paragraph-count="36" meta:word-count="1010" meta:character-count="6400"/>
  </office:meta>
</office:document-meta>
</file>